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A30000001B76C1C218102CC310.png" manifest:media-type="image/png"/>
  <manifest:file-entry manifest:full-path="Pictures/10000000000001310000001CDE1D64F40D65D0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office:font-face-decls>
  <office:automatic-styles>
    <style:style style:name="P1" style:family="paragraph" style:parent-style-name="Standard" style:master-page-name="Page8.311.7Master">
      <style:paragraph-properties style:page-number="auto" fo:break-before="page"/>
    </style:style>
    <style:style style:name="P2" style:family="paragraph" style:parent-style-name="boxSans13.00.00.00">
      <style:text-properties fo:font-size="10pt" style:font-size-asian="10pt" style:font-size-complex="10pt"/>
    </style:style>
    <style:style style:name="P3" style:family="paragraph" style:parent-style-name="boxSans14000">
      <style:text-properties fo:font-size="10pt" style:font-size-asian="10pt" style:font-size-complex="10pt"/>
    </style:style>
    <style:style style:name="P4" style:family="paragraph" style:parent-style-name="boxSans23000">
      <style:text-properties fo:font-size="10pt" style:font-size-asian="10pt" style:font-size-complex="10pt"/>
    </style:style>
    <style:style style:name="P5" style:family="paragraph" style:parent-style-name="boxSans24000">
      <style:text-properties fo:font-size="10pt" style:font-size-asian="10pt" style:font-size-complex="10pt"/>
    </style:style>
    <style:style style:name="P6" style:family="paragraph" style:parent-style-name="boxSans25000">
      <style:text-properties fo:font-size="10pt" style:font-size-asian="10pt" style:font-size-complex="10pt"/>
    </style:style>
    <style:style style:name="P7" style:family="paragraph" style:parent-style-name="boxSans26000">
      <style:text-properties fo:font-size="10pt" style:font-size-asian="10pt" style:font-size-complex="10pt"/>
    </style:style>
    <style:style style:name="fr1" style:family="graphic" style:parent-style-name="FrameStyle">
      <style:graphic-properties style:vertical-pos="from-top" style:vertical-rel="paragraph-content" style:horizontal-pos="from-left" style:horizontal-rel="paragraph-content"/>
    </style:style>
    <style:style style:name="fr2" style:family="graphic" style:parent-style-name="Photo">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Врезка1" text:anchor-type="paragraph" svg:x="0cm" svg:y="0cm" svg:width="21.082cm" svg:height="29.212cm" draw:z-index="0"><draw:text-box><text:p text:style-name="P2">2. Специальные налоги. Менее прямое воздействие правительства основано на том факте, что налоги представляют собой издержки и, следовательно, определяют положение кривой предложения фирмы (гл. 3). Правительство может ввести специальный налог, который примерно равен издержкам перелива на единицу продукции. С помошью этого налога оно пытается вновь возложить на фирмунарушителя те внешние издержки или издержки перелива, которых в противном случае частная фирма избежала бы, и таким образом устранить избыточное выделение ресурсов. </text:p><text:p text:style-name="P2">Выгоды перелива. Но переливы могут проявляться и в форме выгод. Производство или потребление определенных товаров и услуг может обусловить не требующие денежной компенсации выгоды перелива, или внешние выгоды для третьих лиц или населения в целом. Вакцинация против кори и полиомиелита приносит прямую выгоду непосредственному потребителю. Но иммунизация против таких инфекционных заболеваний приносит всеобъемлющие и значительные выгоды перелива и обществу в целом. Открытие вакцины против СПИДа было бы выгодно всему обществу, а не только получившим прививки. Люди, не прошедщие вакцинацию, также получают очевидные выгоды в связи с замедлением распространения заболевания. </text:p><text:p text:style-name="P2">Образование служит еще одним примером выгод перелива. Образование приносит выгоды индивидуальным потребителям: «более образованные» люди, как правило, получают более высокие доходы, чем «менее образованные». Вместе с тем образование приносит также выгоды всему обществу. Экономика в целом выигрывает от наличия более гибкой и более производительной рабочей силы, с одной стороны, и от меньших расходов на предотвращение преступлений, обеспечение законности и на благотворительные программы — с другой. Существуют доказательства того, что производительность труда любого работника с данным уровнем образования или квалификации окажется выше, если он работает с более образованными людьми. Другими словами, у работника Х повысится производительность труда просто потому, что работающие вместе с ним Уи 7 лучше образованны. Важное значение имеет также тот факт, что политическая активность населения находится в прямой зависимости от уровня образования; так, доля лиц, принимающих участие в голосовании, увеличивается от группы к группе по мере повышения образовательного уровня избирателей, входящих в данную группу. </text:p><text:p text:style-name="P2">Выгоды от перелива капитала могут быть хорошо видны на кривой спроса, на которой в большей степени отражаются частные преимущества, чем преимущества в целом. Кривая спроса на продукт смещается влево от ситуации, когда рынок учитывает все преимущества. Это означает, что произведено меньше</text:p></draw:text-box></draw:frame></text:p>
      <text:p text:style-name="P1"><draw:frame draw:style-name="fr1" draw:name="Врезка2" text:anchor-type="paragraph" svg:x="0.418cm" svg:y="0.235cm" svg:width="19.923cm" svg:height="28.744cm" draw:z-index="1"><draw:text-box><text:p text:style-name="boxSans12000">продукции, иными словами, наблюдается нехватка ресурсов на данный продукт. </text:p><text:p text:style-name="boxSans12000">Коррекция выгод перелива. Каким образом можно исправить ситуацию, связанную с недостаточным выделением ресурсов, которое сопутствует выгодам перелива? Можно либо субсидировать потребителей (увеличить спрос), либо субсидировать производителей (увеличить прелложение), либо, в крайнем случае, организовать производство необходимого продукта в государственном секторе экономики. </text:p><text:p text:style-name="boxSans12000">1. Увеличение спроса. В сфере высшего образования государство обеспечивает студентов с низким доходом ссудами и грантами, которые позволяют этим студентам заниматься учебой. Второй пример: программа продовольственных талонов предназначена для улучшения рациона семей с низкими доходами. Предоставляемые правительством продовольственные тадоны могут быть потрачены только на еду. Магазины, принимающие талоны на питание, получают от правительства денежную компенсацию их стоимости. Смысл этой программы отчасти состоит в том, чтобы посредством улучшения рациона питания помочь детям из бедных семей лучше учиться в школе, а низкооплачиваемым взрослым — лучше работать. Помогая своим несостоятельным членам стать производительными участниками экономического процесса, общество в целом выигрывает. </text:p><text:p text:style-name="boxSans12000">2. Увеличение предложения. В некоторых случаях правительство может счесть, что удобнее и организационно значительно проще субсидировать производителей. Это относится и к высшему образованию, когда правительства штатов финансируют значительную долю бюджетов государственных колледжей и университетов. Эти субсидии снижают затраты для студентов и увеличивают объем предложения образования. Предоставление государственных субсидий программам вакцинации, госпиталям и исследованиям в области медицины служит дополнительными примерами подобных мер правительства. </text:p><text:p text:style-name="boxSans12000">3. Государственный сектор. Третий вариант политики правительство избирает в том случае, когда выгоды перелива очень велики. В подобных обстоятельствах правительство может взять на себя финансирование таких отраслей или даже приобрести их в государственную собственность и самостоятельно управлять их деятельностью. Этот вариант подводит нас к обсуждению общественных товаров и услуг </text:p><text:p text:style-name="boxSans12000">Общественные товары и услуги </text:p><text:p text:style-name="boxSans12000">Индивидуальные блага (товары индивидуального пользования), которые производятся в рыночной системе, обладают свойством делимости в том смысле, что они производятся в виде достаточно малых единии, чтобы быть доступными индивидуальным покупателям. Кроме того, индивидуальные блага подвержены действию принципа исключения, кото�</text:p></draw:text-box></draw:frame></text:p>
      <text:p text:style-name="P1"><draw:frame draw:style-name="fr1" draw:name="Врезка3" text:anchor-type="paragraph" svg:x="0.43cm" svg:y="0.235cm" svg:width="20.421cm" svg:height="28.744cm" draw:z-index="2"><draw:text-box><text:p text:style-name="boxSans12000">рый состоит в том, что те, кто хочет и может заплатить равновесную цену, получает данный продукт, а те, кто не хочет или не может, исключаются из числа получающих выгоду от данного продукта. </text:p><text:p text:style-name="boxSans12000">Но существуют определенные товары и услуги — так называемые обществеииые, или социальные, блага (товары и услуги), которые рыночная система вообще не стала бы производить, потому что их характеристики противоположны тем, какими обладают индивидуальные блага. Общественные блага неделимы, они состоят из столь крупных единиц, что, как правило, не могут быть проданы частному покупателю. Люди могут покупать на рынке гамбургеры, компьютеры и автомобили, но не ракеты «пэтриот», скоростные автострады, космические телескопы и системы управления воздушным транспортом. </text:p><text:p text:style-name="boxSans12000">Более того, на общественные блага не распространяется принцип исключения. Это значит, что не существует эффективного способа отстранить индивидуумов от получения выгоды, приносимой общественными благами, едва лишь они возникают. Получение выгоды от индивидуальных благ происходит после их приобретения; выгоды от общественных благ начинают поступать к обществу сразу после производства последних. </text:p><text:p text:style-name="boxSans12000">Примеры. Классическим примером общественных благ служит маяк, установленный на опасном побережье. Строительство маяка экономически оправданно, если выгоды от него (уменьшение числа кораблекрушений) превышают издержки его производства. Но выгоды, приходяшиеся на каждого индивидуального пользователя, не в состоянии оправдать покупку такого крупного и неделимого продукта. Однако после введения маяка в действие его свет направляет движение всех судов. Не существует практической возможности исключить какие-то суда из числа получающих выгоду от маяка. Слеловательно, зачем бы какому-то судовладельцу добровольно платить за эти выгоды? Маяк освещает путь всем, и невозможно сделать так, чтобы капитан корабля не видел его, даже если судовладелец предпочитает не платить за маяк. Экономисты называют это проблемой «бесплатиого проезда»; люди могут пользоваться выгодами какого-то продукта, не ‘участвуя в затратах на его производство. Поскольку принцип исключения здесь не действует, частные предприятия не имеют никаких экономических стимулов для производства маяков. Если на услуги маяка нельзя установить цену и если их невозможно продать, то частным фирмам невыгодно направлять ресурсы на строительство маяков. Это пример услуги, которая приносит значительную выгоду, но на производство которой рынок сам по себе не выделит никаких ресурсов. Национальная оборона, система паводкового контроля, здравоохранение, спутниковые навигационные системы и борьба с вредными насекомыми — все это тоже примеры общественных благ. Если общество хочет иметь такие �</text:p></draw:text-box></draw:frame></text:p>
      <text:p text:style-name="P1"><draw:frame draw:style-name="fr1" draw:name="Врезка4" text:anchor-type="paragraph" svg:x="0cm" svg:y="0cm" svg:width="21.082cm" svg:height="18.307cm" draw:z-index="3"><draw:text-box><text:p text:style-name="boxSans15000">товары и услуги, обеспечить их производство должен государственный сектор, а источником финансирования этого производства должны служить принудительные сборы в форме налогов. </text:p><text:p text:style-name="boxSans15000">Крупные выгоды перелива. Хотя коренное различие между индивидуальными и общественными благами связано с неприменимостью принципа исключения, государство производит также многие другие товары и услуги, к которым принцип исключения может быть применен. Такие товары и услуги, как образование, улицы и автострады, полицейская и пожарная службы, библиотеки и музеи, профилактическая медицина, канализация, подчиняются принципу исключения, то есть частные производители могут устанавливать на них цены и преллагать их потребителям в рамках рыночной системы. Но, как было отмечено ранее. они представляют собой услуги, которым сопутствуют крупные выгоды перелива и которые не могла бы производить в достаточном количестве рыночная система. Поэтому, дабы предотвратить недостаточное выделение ресурсов на эти цели, которое произошло бы в таком случае, государство берет на себя их производство. Подобные товары и услуги называются квазиобщественными благами. Можно понять непрерывные споры вокруг здравоохранения и жилищного строительства. Должны ли индивидуальные блага предоставляться через рыночную систему или это квазиобщественные блага и их должно предоставлять государство? �</text:p></draw:text-box></draw:frame><draw:frame draw:style-name="fr1" draw:name="Врезка5" text:anchor-type="paragraph" svg:x="0cm" svg:y="18.819cm" svg:width="20.59cm" svg:height="10.664cm" draw:z-index="4"><draw:text-box><text:p text:style-name="boxSans15000">Распределение ресурсов на производство общественных благ </text:p><text:p text:style-name="boxSans15000">Ценовая система не способна выделять ресурсы на производство общественных благ и выделяет недлостаточно ресурсов на производство квазиобщественных благ Каков же в этих условиях механизм производства таких товаров и услуг? </text:p><text:p text:style-name="boxSans15000">Общественные блага приобретаются через посредство государства на основе группового, или коллективного, выбора в отличие от индивидуальных благ, которые приобретаются у частных предприятий на основе индивидуального выбора. Виды и количество производимых общественных благ при демократии определяются политическим голосованием. Объем потребления различных общественных благ — это вопрос государственной политики. Эти групповые �</text:p></draw:text-box></draw:frame></text:p>
      <text:p text:style-name="P1"><draw:frame draw:style-name="fr1" draw:name="Врезка6" text:anchor-type="paragraph" svg:x="0cm" svg:y="0cm" svg:width="21.082cm" svg:height="29.718cm" draw:z-index="5"><draw:text-box><text:p text:style-name="boxSans14000">решения, принимаемые на политической арене, дополняют решения домохозяйств и фирм при ответе на пять фундаментальных вопросов. </text:p><text:p text:style-name="boxSans14000">Как ресурсы перераспределяются из производства индивидуальных в производство общественных благ? В экономике полной занятости государству приходится высвобождать ресурсы из частного сектора, с тем чтобы они стали доступны для производства общественных благ. Способ высвобождения ресурсов из частного сектора заключается в сокращении частного спроса на них. Для этого правительство взимает с фирм и домохозяйств налоги, отвлекая тем самым часть их доходов — часть их потенциальной покупательной способности — из потока «доходы — расходы». По мере понижения доходов в результате налогообложения фирмы и домохозяйства вынуждены сокращать свои расходы на инвестирование и потребление. Налоги снижают частный спрос на товары и услуги, что в свою очередь вызывает спад в частном спросе на ресурсы. Перенося покупательную способность от частных потребителей к правительству, налоги высвобождают ресурсы из частной сферы их применения. </text:p><text:p text:style-name="boxSans14000">Государственные расходы, источником которых служат налоговые поступления, позволяют затем вовлечь эти ресурсы в производство общественных товаров и услуг. Налог на прибыль корпораций и личный подоходный налог высвобождают ресурсы из производства инвестиционных товаров (печатных станков, товарных вагонов, склалов) и потребительских товаров (продовольствия, одежды, телевизоров и тд.). Государственные расходы позволяют направить эти ресурсы в строительство почтовых отделений, военных самолетов, новых школ и скоростных автострад. Правительство осуществляет целевое перераспределение ресурсов, внося существенные изменения в структуру совокупного общественного продукта. (Ключевые вопросы 9 и 10.) </text:p><text:p text:style-name="boxSans14000">Стабилизация . </text:p><text:p text:style-name="boxSans14000">С исторической точки зрения новейшей функцией правительства является стабилизация экономики — то есть помощь частному сектору в обеспечении полной занятости ресурсов и стабильного уровня цен. Здесь мы лишь вкратце обрисуем (не вдаваясь в исчерпывающие объяснения), каким образом правительство достигает этой цели. </text:p><text:p text:style-name="boxSans14000">Уровень производства прямо зависит от общих, или совокупных, расходов. Высокий уровень общих расходов означает, что предприятиям выгодно проИЗВОДИТЬ большое количество товаров. Это означает также, что и материальные, и людские ресурсы используются в максимальном объеме. Но совокупные расходы могут оказаться ниже того конкретного уровня производства, который обеспечивает полную занятость и стабильность цен, либо, напротив, �</text:p></draw:text-box></draw:frame></text:p>
      <text:p text:style-name="P1"><draw:frame draw:style-name="fr1" draw:name="Врезка7" text:anchor-type="paragraph" svg:x="0.386cm" svg:y="0.436cm" svg:width="17.161cm" svg:height="2.03cm" draw:z-index="6"><draw:text-box><text:p text:style-name="P6">превосходить его. Это в свою очередь может сти либо к безработице, либо к инфляции. �</text:p></draw:text-box></draw:frame><draw:frame draw:style-name="fr1" draw:name="Врезка8" text:anchor-type="paragraph" svg:x="17.739cm" svg:y="0.436cm" svg:width="2.701cm" svg:height="0.725cm" draw:z-index="7"><draw:text-box><text:p text:style-name="boxSans14000">приве�</text:p></draw:text-box></draw:frame><draw:frame draw:style-name="fr1" draw:name="Врезка9" text:anchor-type="paragraph" svg:x="0.386cm" svg:y="2.972cm" svg:width="20.246cm" svg:height="14.353cm" draw:z-index="8"><draw:text-box><text:p text:style-name="P7">1. Безработица. Уровень общих расходов в частном секторе может оказаться слишком низким для полной занятости. В этом случае правительство может дополнить частные расходы таким образом, чтобы совокупных расходов — частных и государственных — было достаточно для обеспечения полной занятости. Правительство в состоянии добиться этого, используя те же способы — государственные расходы и налоги, которыми оно пользуется для перераспределения ресурсов в производство общественных благ В частности, правительство может, с одной стороны, увеличить собственные расходы на общественные товары и услуги, а с другой — сократить налоги. чтобы стимулировать частные расходы“. �</text:p></draw:text-box></draw:frame><draw:frame draw:style-name="fr1" draw:name="Врезка10" text:anchor-type="paragraph" svg:x="0.418cm" svg:y="17.831cm" svg:width="20.214cm" svg:height="11.381cm" draw:z-index="9"><draw:text-box><text:p text:style-name="P5">2. Иифляция. Возможна и другая ситуация, когда уровень расходов в экономике превышает ее производственные возможности. Если такое происходит, то есть если совокупные расходы становятся выше уровня производства при полной занятости ресурсов, то цены будут расти. Избыточные совокупные расходы приводят к инфляции. В таком случае правительство обязано устранить избыточные расходы, Оно может добиться этого путем сокращения своих собственных расходов и путем повышения налогов с целью уменьшения расходов частного сектора. �</text:p></draw:text-box></draw:frame></text:p>
      <text:p text:style-name="P1"><draw:frame draw:style-name="fr1" draw:name="Врезка11" text:anchor-type="paragraph" svg:x="0cm" svg:y="0cm" svg:width="21.082cm" svg:height="29.718cm" draw:z-index="10"><draw:text-box><text:p text:style-name="P3">СНОВА О МОДЕЛИ КРУГООБОРОТА </text:p><text:p text:style-name="P3">Государственный сектор полностью интегрирован в кругооборот материальных и денежных потоков, составляющих экономику, Давайте снова рассмотрим выполняемые правительством функции перераспределения доходов и ресурсов, а также стабилизации экономики в свете модели кругооборота из главы 2. На рис. 5-5 потоки (1) - (4) повторяют рис. 2-6. Потоки (1) и (2) показывают расходы фирм на ресурсы, поставляемые домохозяйствами. Эти расходы являются затратами для фирм, но представляют собой заработную плату, ренту, проценты и прибыли для домохозяйств. Потоки (3} и (4) отражают потребительские расходы домохозяйств на товары и услуги, производимые фирмами. </text:p><text:p text:style-name="P3">Теперь рассмотрим изменения, связанные с добавлением государственного сектора (правительства). Потоки (5) — (8) показывают, что правительство совершает закупки как на рынке продуктов, так и на рынке ресурсов. А именно, потоки (5) и (6) отражают государственные закупки у частных фирм таких, например, товаров, как бумага, компьютеры и вооружение. Потоки (7) и (8) отражают государственные закупки ресурсов. Федеральное правительство выплачивает жалованье членам Конгресса, вооруженным силам, юристам Министерства юстиции, различным чиновникам и т.д. Местные органы власти и правительства штатов нанимают учителей, водителей автобусов, полицейских и пожарных. Федеральное правительство может также арендовать или приобрести в собственность землю пля расширения военной базы; город также может купить земельный участок, чтобы построить еще одну начальную школу. </text:p><text:p text:style-name="P3">Правительство предоставляет общественные товары и услуги домохозяйствам и фирмам, что отражают потоки (9) и (10). Для финансирования производства этих товаров и услуг требуются налоги, выплачиваемые фирмами и домохозяйствами, которые показаны потоками (11) и (12). Мы назвали эти потоки чистыми налогами, поскольку они также включают «обратные налоги» в форме трансфертных выплат домохозяйствам и субсидий фирмам. Таким образом, поток (11) обозначает не только подоходный и акцизный налоги и налог с продаж, поступающие от фирм к правительству, но также различные субсидии фермерам, судостроителям и некоторым авиакомпаниям. Большая часть субсидий фирмам «скрыта» в виде ссуд под низкий процент, правительственных гарантий займов, налогоВЫХ ЛЬГОТ ИЛИ общественных услуг, предоставляемых по ценам ниже себестоимости. Точно так же правительство собирает налоги (личный подоходный налог, налог на заработную плату) непосредственно с домохозяйств и осуществляет трансфертные платежи, например выплату благотворительных �</text:p></draw:text-box></draw:frame></text:p>
      <text:p text:style-name="P1"><draw:frame draw:style-name="fr1" draw:name="Врезка12" text:anchor-type="paragraph" svg:x="0.208cm" svg:y="0.222cm" svg:width="20.63cm" svg:height="28.974cm" draw:z-index="11"><draw:text-box><text:p text:style-name="P5">пособий и пособий по социальному обеспечению, как показывает поток (12). </text:p><text:p text:style-name="P5">Наша модель кругооборота дает четкое представление о том, каким образом правительство изменяет структуру распределения доходов, перераспределяет ресурсы и регулирует уровень экономической активности. Структура налогов и трансфертных платежей может оказывать существенное влияние на распределение доходов. Так, поток (12) показывает. что налоговая система, в которой налоги поступают преимущественно от обеспеченных домохозяйств, в сочетании с системой трансфертных платежей домохозяйствам с низкими доходами приводит к большему равенству в распределении доходов. </text:p><text:p text:style-name="P5">Потоки (6) и (8) отражают распределение ресурсов, отличное от того, какое свойственно полностью частной экономике. Правительство покупает иные товары, услуги и трудовые ресурсы, чем домохозяйства. </text:p><text:p text:style-name="P5">Наконец, все потоки, относящиеся к государственному сектору, отражают те методы, которыми правительство пытается стабилизировать экономику. Если в экономике наблюдается безработица, увеличение государственных расходов при неизменном уровне налогов и трансфертных платежей увеличит объем совокупных расходов, производства и занятости. Равным образом при данном уровне государственных расходов снижение налогов или уве�</text:p></draw:text-box></draw:frame></text:p>
      <text:p text:style-name="P1"><draw:frame draw:style-name="fr1" draw:name="Врезка13" text:anchor-type="paragraph" svg:x="1.08cm" svg:y="0.439cm" svg:width="19.219cm" svg:height="6.772cm" draw:z-index="12"><draw:text-box><text:p text:style-name="P4">личение трансфертных платежей увеличат покупательную способность и стимулируют расходы частного сектора. И наоборот, при инфляции правительство будет придерживаться противоположной политики: уменьшения государственных расходов, повышения налогов и сокращения трансфертных платежей. �</text:p></draw:text-box></draw:frame><draw:frame draw:style-name="fr2" draw:name="Изображение1" text:anchor-type="paragraph" svg:x="1.08cm" svg:y="8.856cm" svg:width="9.97cm" svg:height="1.025cm" draw:z-index="13"><draw:image xlink:href="Pictures/10000000000001310000001CDE1D64F40D65D088.png" xlink:type="simple" xlink:show="embed" xlink:actuate="onLoad" draw:mime-type="image/png"/></draw:frame><draw:frame draw:style-name="fr1" draw:name="Врезка14" text:anchor-type="paragraph" svg:x="0.884cm" svg:y="11.09cm" svg:width="19.219cm" svg:height="4.025cm" draw:z-index="14"><draw:text-box><text:p text:style-name="P5">Насколько велик государственный сектор? Каковы основные экономические программы федерального и местного правительств? Каким образом эти программы финансируются? �</text:p></draw:text-box></draw:frame><draw:frame draw:style-name="fr1" draw:name="Врезка15" text:anchor-type="paragraph" svg:x="0.392cm" svg:y="16.506cm" svg:width="19.807cm" svg:height="13.212cm" draw:z-index="15"><draw:text-box><text:p text:style-name="P4">Рост государственного сектора: закупки и трансферты </text:p><text:p text:style-name="P4">Мы можем получить общее представление о масштабах и росте экономической роли правительства, изучив, как осуществляются государственные закупки товаров и услуг и государственные трансфертные платежи. Различие между этими двумя видами деятельности весьма существенно. </text:p><text:p text:style-name="P4">1. Государствеииые закупки — это деятельность «истощающая»: они напрямую поглощают, или потребляют, ресурсы, и полученная в результате продукция составляет часть внутреннего продукта. На�</text:p></draw:text-box></draw:frame><draw:frame draw:style-name="fr2" draw:name="Изображение2" text:anchor-type="paragraph" svg:x="11.472cm" svg:y="8.894cm" svg:width="5.329cm" svg:height="0.988cm" draw:z-index="16"><draw:image xlink:href="Pictures/10000000000000A30000001B76C1C218102CC310.png" xlink:type="simple" xlink:show="embed" xlink:actuate="onLoad" draw:mime-type="image/png"/></draw:frame></text:p>
      <text:p text:style-name="P1"><draw:frame draw:style-name="fr1" draw:name="Врезка16" text:anchor-type="paragraph" svg:x="0.22cm" svg:y="0.217cm" svg:width="20.274cm" svg:height="29.284cm" draw:z-index="17"><draw:text-box><text:p text:style-name="P4">пример, при закупке ракет потребляется труд физиков и инженеров наряду со сталью, взрывчатыми веществами и множеством других компонентов. </text:p><text:p text:style-name="P4">2. Трансфертные платежи — «неистошающая» форма деятельности: они не поглощают ресурсы непосредственно и не связаны с производством. Социальные и благотворительные пособия, пособия ветеранам и пособия по безработице служат примерами трансфертных платежей. Их основная характеристика заключается в том, что получатели пособий в настоящий момент не вносят своего вклада в производство в обмен на эти выплаты. </text:p><text:p text:style-name="P4">Рис. 5-6 показывает, что государственные закупки товаров и услуг за последние 45 лет составляли около 20% внутреннего продукта. Конечно, объем внутреннего продукта существенно возрос за этот период, так что и абсолютная величина государственных закупок значительно увеличилась. В 1955 г. государственные закупки составили 75 млрд дол. в сравнении с 1175 млрд дол. в 1994 г. </text:p><text:p text:style-name="P4">Но если мы теперь рассмотрим трансфертные платежи, мы получим другое впечатление о роли государства и ее росте. Как показывает рис. 5-6, трансферты сильно возросли начиная с 60-х годов, поднявшись от 5% внутреннего продукта в 1960 г до 14% в 1994 г. В результате налоговые поступления, необходимые для финансирования совокупных государственных расходов — закупки плюс трансферты, — составляют теперь около !/; внутреннего продукта. В 1994 г средний налогоплательщик тратил примерно 2 часа 45 минут из каждого восьмичасового рабочего дня на уплату налогов.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xSans13.00.00.00" style:family="paragraph">
      <style:paragraph-properties style:line-spacing="0cm" fo:text-align="start" style:justify-single-word="false"/>
      <style:text-properties style:font-name="Sans" fo:font-family="Sans" fo:font-size="13pt" fo:letter-spacing="normal" fo:font-style="normal" fo:font-weight="normal"/>
    </style:style>
    <style:style style:name="boxSans12000" style:family="paragraph">
      <style:paragraph-properties style:line-spacing="0cm" fo:text-align="start" style:justify-single-word="false"/>
      <style:text-properties style:font-name="Sans" fo:font-family="Sans" fo:font-size="12pt" fo:letter-spacing="normal" fo:font-style="normal" fo:font-weight="normal"/>
    </style:style>
    <style:style style:name="boxSans15000" style:family="paragraph">
      <style:paragraph-properties style:line-spacing="0cm" fo:text-align="start" style:justify-single-word="false"/>
      <style:text-properties style:font-name="Sans" fo:font-family="Sans" fo:font-size="15pt" fo:letter-spacing="normal" fo:font-style="normal" fo:font-weight="normal"/>
    </style:style>
    <style:style style:name="boxSans14000" style:family="paragraph">
      <style:paragraph-properties style:line-spacing="0cm" fo:text-align="start" style:justify-single-word="false"/>
      <style:text-properties style:font-name="Sans" fo:font-family="Sans" fo:font-size="14pt" fo:letter-spacing="normal" fo:font-style="normal" fo:font-weight="normal"/>
    </style:style>
    <style:style style:name="boxSans25000" style:family="paragraph">
      <style:paragraph-properties style:line-spacing="0cm" fo:text-align="start" style:justify-single-word="false"/>
      <style:text-properties style:font-name="Sans" fo:font-family="Sans" fo:font-size="25pt" fo:letter-spacing="normal" fo:font-style="normal" fo:font-weight="normal"/>
    </style:style>
    <style:style style:name="boxSans26000" style:family="paragraph">
      <style:paragraph-properties style:line-spacing="0cm" fo:text-align="start" style:justify-single-word="false"/>
      <style:text-properties style:font-name="Sans" fo:font-family="Sans" fo:font-size="26pt" fo:letter-spacing="normal" fo:font-style="normal" fo:font-weight="normal"/>
    </style:style>
    <style:style style:name="boxSans24000" style:family="paragraph">
      <style:paragraph-properties style:line-spacing="0cm" fo:text-align="start" style:justify-single-word="false"/>
      <style:text-properties style:font-name="Sans" fo:font-family="Sans" fo:font-size="24pt" fo:letter-spacing="normal" fo:font-style="normal" fo:font-weight="normal"/>
    </style:style>
    <style:style style:name="boxSans23000" style:family="paragraph">
      <style:paragraph-properties style:line-spacing="0cm" fo:text-align="start" style:justify-single-word="false"/>
      <style:text-properties style:font-name="Sans" fo:font-family="Sans" fo:font-size="23pt" fo:letter-spacing="normal" fo:font-style="normal" fo:font-weight="normal"/>
    </style:style>
    <style:style style:name="Frame_20_contents" style:display-name="Frame contents" style:family="paragraph" style:parent-style-name="Standard" style:class="extra"/>
    <style:style style:name="Photo" style:family="graphic">
      <style:graphic-properties draw:fill="none"/>
    </style:style>
    <style:style style:name="FrameStyle"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82cm" fo:page-height="29.718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Page8.311.7Master"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date>2023-10-18T17:42:40.947495273</dc:date>
    <meta:editing-duration>PT4M49S</meta:editing-duration>
    <meta:editing-cycles>2</meta:editing-cycles>
    <meta:document-statistic meta:table-count="0" meta:image-count="2" meta:object-count="0" meta:page-count="10" meta:paragraph-count="47" meta:word-count="2525" meta:character-count="19927" meta:non-whitespace-character-count="17400"/>
  </office:meta>
</office:document-meta>
</file>